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085a51" officeooo:paragraph-rsid="01085a51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4c67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238859" officeooo:paragraph-rsid="01238859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1pt" officeooo:rsid="0109c74a" officeooo:paragraph-rsid="0109c74a" style:font-size-asian="11pt" style:font-size-complex="11pt"/>
    </style:style>
    <style:style style:name="P1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57c73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9c74a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57c73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8364d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9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de8e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language="en" fo:country="US" fo:font-style="normal" style:text-underline-style="none" fo:font-weight="bold" officeooo:rsid="00281509" officeooo:paragraph-rsid="01257c73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1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2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3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57c73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normal" officeooo:rsid="01257c73" officeooo:paragraph-rsid="01257c73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04d3a" officeooo:paragraph-rsid="01104d3a" style:font-size-asian="11pt" style:font-size-complex="11pt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d6db9" officeooo:paragraph-rsid="011d6db9" style:font-size-asian="11pt" style:font-size-complex="11pt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296cc4" officeooo:paragraph-rsid="01296cc4" style:font-size-asian="11pt" style:font-size-complex="11pt"/>
    </style:style>
    <style:style style:name="P29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3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2bcc9b" officeooo:paragraph-rsid="012bcc9b" style:font-size-asian="11pt" style:font-size-complex="11pt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color="#000000"/>
    </style:style>
    <style:style style:name="T5" style:family="text">
      <style:text-properties fo:color="#000000" fo:language="en" fo:country="US" style:letter-kerning="true" style:font-name-asian="Arial1" style:language-asian="zxx" style:country-asian="none" style:font-name-complex="Liberation Serif2" style:language-complex="zxx" style:country-complex="none"/>
    </style:style>
    <style:style style:name="T6" style:family="text">
      <style:text-properties style:text-underline-style="none" fo:font-weight="bold" officeooo:rsid="00281509" style:font-weight-asian="bold" style:font-weight-complex="bold"/>
    </style:style>
    <style:style style:name="T7" style:family="text">
      <style:text-properties style:use-window-font-color="true" fo:font-weight="bold" officeooo:rsid="0109c74a" style:font-weight-asian="bold" style:font-weight-complex="bold"/>
    </style:style>
    <style:style style:name="T8" style:family="text">
      <style:text-properties officeooo:rsid="01238859"/>
    </style:style>
    <style:style style:name="T9" style:family="text">
      <style:text-properties officeooo:rsid="01257c73"/>
    </style:style>
    <style:style style:name="T10" style:family="text">
      <style:text-properties officeooo:rsid="012bcc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company.party.name&gt;</text:placeholder></text:p>
      <text:p text:style-name="P3">CIERRE DE CAJA</text:p>
      <text:p text:style-name="P5"><text:span text:style-name="T7">FECHA: </text:span><text:span text:style-name="T6"><text:placeholder text:placeholder-type="text">&lt;fecha&gt;</text:placeholder></text:span><text:span text:style-name="T6"> - </text:span><text:span text:style-name="T6"><text:placeholder text:placeholder-type="text">&lt;fecha_fin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escripción </text:p>
          </table:table-cell>
          <table:table-cell table:style-name="Table1.A1" office:value-type="string">
            <text:p text:style-name="P9">Total</text:p>
          </table:table-cell>
        </table:table-row>
        <table:table-row>
          <table:table-cell table:style-name="Table1.A1" office:value-type="string">
            <text:p text:style-name="P8">DETALLE DE CIERRE DE CAJA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4" office:value-type="string">
            <text:p text:style-name="P6">VENTAS AL CONTADO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5">VENTAS EN EFECTIVO</text:p>
          </table:table-cell>
          <table:table-cell table:style-name="Table1.A1" office:value-type="string">
            <text:p text:style-name="P18"><text:placeholder text:placeholder-type="text">&lt;(format_currency(ventas_efectivo, company.party.lang, company.currency))&gt;</text:placeholder> </text:p>
          </table:table-cell>
        </table:table-row>
        <table:table-row>
          <table:table-cell table:style-name="Table1.A1" office:value-type="string">
            <text:p text:style-name="P19"><text:span text:style-name="T5"><text:placeholder text:placeholder-type="text">&lt;if test="ventas_acumulativo != 0"&gt;</text:placeholder></text:span> 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7">PAGOS <text:span text:style-name="T10">POR</text:span> PLAN ACUMULATIVO</text:p>
          </table:table-cell>
          <table:table-cell table:style-name="Table1.A1" office:value-type="string">
            <text:p text:style-name="P13"><text:placeholder text:placeholder-type="text">&lt;(format_currency(ventas_acumulativ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span text:style-name="T4"><text:placeholder text:placeholder-type="text">&lt;if test="notas_venta != 0"&gt;</text:placeholder></text:span> 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NOTAS DE VENTA</text:p>
          </table:table-cell>
          <table:table-cell table:style-name="Table1.A1" office:value-type="string">
            <text:p text:style-name="P14"><text:placeholder text:placeholder-type="text">&lt;(format_currency(notas_venta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3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6">TOTAL VENTAS</text:p>
          </table:table-cell>
          <table:table-cell table:style-name="Table1.A1" office:value-type="string">
            <text:p text:style-name="P13"><text:placeholder text:placeholder-type="text">&lt;(format_currency(total_contad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4" office:value-type="string">
            <text:p text:style-name="P6">VENTAS A CREDITO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2"><text:placeholder text:placeholder-type="text">&lt;if test="ventas_credito != 0"&gt;</text:placeholder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6">VENTAS A CREDITO</text:p>
          </table:table-cell>
          <table:table-cell table:style-name="Table1.A1" office:value-type="string">
            <text:p text:style-name="P13"><text:placeholder text:placeholder-type="text">&lt;(format_currency(ventas_credit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2"><text:placeholder text:placeholder-type="text">&lt;/if&gt;</text:placeholder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4" office:value-type="string">
            <text:p text:style-name="P6">DETALLE DE RECAUDACIONES DE CXC</text:p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4" office:value-type="string">
            <text:p text:style-name="P22"><text:placeholder text:placeholder-type="text">&lt;if test="c_a_efectivo != 0"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6">COBROS Y ABONOS <text:span text:style-name="T10">POR VENTAS A CREDITO</text:span></text:p>
          </table:table-cell>
          <table:table-cell table:style-name="Table1.A1" office:value-type="string">
            <text:p text:style-name="P13"><text:placeholder text:placeholder-type="text">&lt;(format_currency(c_a_efectiv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2"><text:placeholder text:placeholder-type="text">&lt;/if&gt;</text:placeholder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4" office:value-type="string">
            <text:p text:style-name="P7">GASTOS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8">TOTAL GASTOS</text:p>
          </table:table-cell>
          <table:table-cell table:style-name="Table1.A1" office:value-type="string">
            <text:p text:style-name="P16"><text:placeholder text:placeholder-type="text">&lt;(format_currency(efectivo_egres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0"/>
          </table:table-cell>
        </table:table-row>
        <text:soft-page-break/>
        <table:table-row table:style-name="Table1.4">
          <table:table-cell table:style-name="Table1.A4" office:value-type="string">
            <text:p text:style-name="P6">FLUJO DE EFECTIVO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1">TOTAL DE VENTAS</text:p>
          </table:table-cell>
          <table:table-cell table:style-name="Table1.A1" office:value-type="string">
            <text:p text:style-name="P13"><text:placeholder text:placeholder-type="text">&lt;(format_currency(total_contad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6">COBROS Y ABONOS <text:span text:style-name="T10">POR VENTAS A CREDITO</text:span></text:p>
          </table:table-cell>
          <table:table-cell table:style-name="Table1.A1" office:value-type="string">
            <text:p text:style-name="P14"><text:placeholder text:placeholder-type="text">&lt;(format_currency(c_a_efectiv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6">(-)<text:span text:style-name="T8">GASTOS</text:span></text:p>
          </table:table-cell>
          <table:table-cell table:style-name="Table1.A1" office:value-type="string">
            <text:p text:style-name="P17"><text:placeholder text:placeholder-type="text">&lt;(format_currency(efectivo_egreso, company.party.lang, company.currency))&gt;</text:placeholder></text:p>
          </table:table-cell>
        </table:table-row>
        <table:table-row>
          <table:table-cell table:style-name="Table1.A1" office:value-type="string">
            <text:p text:style-name="P26">TOTAL <text:span text:style-name="T9">CAJA</text:span></text:p>
          </table:table-cell>
          <table:table-cell table:style-name="Table1.A1" office:value-type="string">
            <text:p text:style-name="P13"><text:placeholder text:placeholder-type="text">&lt;(format_currency(total_caja, company.party.lang, company.currency))&gt;</text:placeholder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2</text:page-number></text:span><text:span text:style-name="MT2">/</text:span><text:span text:style-name="MT2"><text:page-count>2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2" meta:paragraph-count="43" meta:word-count="132" meta:character-count="1405" meta:non-whitespace-character-count="1311"/>
    <meta:user-defined meta:name="Info 1"/>
    <meta:user-defined meta:name="Info 2"/>
    <meta:user-defined meta:name="Info 3"/>
    <meta:user-defined meta:name="Info 4"/>
  </office:meta>
</office:document-meta>
</file>